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2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Israelites! <text:s/>Persons less closely bound to the bereaved/ family with ties of a long cherished affection, would/ speak--not more truthfully, but more approvingly/ perhaps of their dear dead than he who now/ addresses this funeral assemblage. <text:s/>Might/ not my eulogy incur the excusable charge of/ partiality--be deemed the effect of favors increasingly/ received? <text:s/>And conversely, might not a single/ utterance of disparagement of the character of a/ friend, be stigmatised as an act of ingratitude?/ <text:s/>I shall forbear therefore from commending my venerable/ coreligionists for trails not universally known, yet/ existing and deserving of praise in a high degree,/ nor will I even faintly allude to human imperfect-/-ions which he shared with all of us mortals, so/ liable to err, so fallible in judgment./</text:p>
      <text:p text:style-name="P6">But to the consolation of the living I love, I will/ tell that the history of the Israelite now enshrouded in this/ coffin, has almost given a denial to a <text:span text:style-name="T2">f well</text:span><text:span text:style-name="T3"> Rabbinical/ maxim. <text:s/>The Sages assure us that [Hebrew]/</text:span></text:p>
      <text:p text:style-name="P6"><text:span text:style-name="T3"/></text:p>
      <text:p text:style-name="P6"><text:span text:style-name="T3">[Page 2]<text:line-break/>no man has ever died having attained/ one half of his heart's wishes. <text:s/>This our fellow-/believer saw many a longing of his soul entirely/ fulfilled. <text:s/>I may fittingly offer some il-/-lustrations. <text:s/>A few years ago, our la-/-mented coreligionist was lying very ill. <text:s/>His/ old age, already fully ripe, excited reasonable/ apprehensions touching his recovery. <text:s/>While/ tossing on the bed of sickness, one thought seem-/-ed, at that period, supreme in his mind./ <text:s/>He had anticipated the spiritual enjoyment/ of attending a forthcoming event. <text:s/>If he were/ spared to witness its celebration in a state of/ renewed </text:span><text:soft-page-break/><text:span text:style-name="T3">health, he would consider his hap-/-piness complete. <text:s/>God, whom the Rabbis/ taught us daily to bless, as [Hebrew]/ "the healer of all flesh, wonderful in His doings"/ restored the deceased, that he might behold/ the first born of his oldest son make the/ public declaration of his faith on reaching/ the religious majority, and still grow in years,/ giving promise of a development mental and/</text:span></text:p>
      <text:p text:style-name="P6"><text:span text:style-name="T3"/></text:p>
      <text:p text:style-name="P6"><text:span text:style-name="T3">[Page 3]</text:span></text:p>
      <text:p text:style-name="P6"><text:span text:style-name="T3">moral, gratifying to </text:span><text:span text:style-name="T2">those</text:span><text:span text:style-name="T3"> all who bear/ him love. <text:s/>Not long after, the/ approaching of an episode in human existence/ as </text:span><text:span text:style-name="T2">rare</text:span><text:span text:style-name="T3"> solemn as it is </text:span><text:span text:style-name="T2">solemn</text:span><text:span text:style-name="T3"> rare, kept the Hy....../family all aglow with joyous expectations./ <text:s/>The anniversary of half a century's wedded life/ would bring together relatives and friends from/ near and from far. <text:s/>The parents who had/ undergone severe trials to support and liberally/ educate the five surviving children of their numerous/ progeny, would sit patriarchally to receive/ filial homage, and tokens of esteem from in-/-habitants of Philadelphia and members of the/ Hebrew community. <text:s/>The </text:span><text:span text:style-name="T2">incident</text:span><text:span text:style-name="T3"> occasion eagerly/ looked for arrived. <text:s/>It left an indelible impres-/-sion upon all who participated therein, by/ reason of the large-hearted hospitality which/ signalized it. <text:s/>Our deceased fellow religionist/ was then unspeakably happy. <text:s/></text:span><text:span text:style-name="T2">But</text:span><text:span text:style-name="T3"> Yet the/ Almighty in His infinite goodness permitted/ the octogenarian to live two years longer for/ the fruition of late paternal enjoyments still sweeter./</text:span></text:p>
      <text:p text:style-name="P6"><text:span text:style-name="T3"/></text:p>
      <text:p text:style-name="P6"><text:span text:style-name="T3">[Page 4]</text:span></text:p>
      <text:p text:style-name="P6"><text:span text:style-name="T3">But such incidents--forming bright spots/ in a man's terrestrial journey, are at times/ darkened or erased from </text:span><text:span text:style-name="T2">f</text:span><text:span text:style-name="T3"> memory, when we/ are compelled to face sad visions arising in/ our domestic horizon. <text:s/>I mean, when the/ offspring of honored parents, have forfeited/ the respect which their aged father and mother/ commanded. <text:s/>Then the gladsome past is/ veiled from sight; then, oblivious of that/ delightful past, we dwell with crushing/ sorrow on the melancholy present./ <text:s/>Now it is a source of profound satisfaction/ to me, as it doubtless is to the dearly/ beloved widow, and to the venerable departed,/ to know that the five sons of I...and A../ Hy..... can claim the regard of society,/ and that, not by offensively </text:span><text:span text:style-name="T2">hiding</text:span><text:span text:style-name="T3"> disowning their/ descent, </text:span><text:span text:style-name="T2">but</text:span><text:span text:style-name="T3"> for they hold it a privilege to/ be recognized the adherents of Israel's creed./ <text:s/>The contemplation of such antecedents </text:span><text:span text:style-name="T2">jus-</text:span><text:span text:style-name="T3"> war-/</text:span><text:span text:style-name="T2">-tifies</text:span><text:span text:style-name="T3"> -rants my prediction that the successors </text:span><text:span text:style-name="T2">like</text:span><text:span text:style-name="T3"> will/ </text:span></text:p>
      <text:p text:style-name="P6"><text:span text:style-name="T3"/></text:p>
      <text:p text:style-name="P6"><text:span text:style-name="T3">[Page 5]</text:span></text:p>
      <text:p text:style-name="P6"><text:span text:style-name="T3">follow </text:span><text:span text:style-name="T2">up</text:span><text:span text:style-name="T3"> in the wake of their predecessors, and never/ become estranged from the ancestral religion,/ to the disquietness of the departed. <text:s/>For,/ without interpreting to the letter the Talmud-/-cial allegory that [Hebrew]/ for the sin of the living, the dead are cast out/ of their resting places, we, instructed in the/ doctrine of immortality, may believe that as the/ virtues and righteous deeds of the survivors enhance/ the </text:span><text:span text:style-name="T2">by</text:span><text:span text:style-name="T3"> bliss of the deceased [Hebrew], so/ the vices of impiety of those who outlive us,/ will cause spiritual grief. <text:s/>But as to this/ Hebrew household, like the second so the third/ generation and the fourth will heighten the/ beatitude of my venerable friend in </text:span><text:span text:style-name="T2">heaven</text:span><text:span text:style-name="T3"> Eden./ <text:s/>Ascend then heavenward with that radiant/ smile which illumined thy countenance, when/ it last met mine intelligently. <text:s/>Thy thoughts/ still directed to the minor sanctuary whereat/ thou wast wont to make thy devotions, strength/-ened thy scarcely audible voice to ask of me/</text:span></text:p>
      <text:p text:style-name="P6"><text:span text:style-name="T3"/></text:p>
      <text:p text:style-name="P6"><text:span text:style-name="T3">[Page 6]</text:span></text:p>
      <text:p text:style-name="P6"><text:span text:style-name="T3">a favor. <text:s/>Thou wouldst that I/ offer for thy sake </text:span><text:span text:style-name="T2">before</text:span><text:span text:style-name="T3"> in aid of the holy shrine,/ a sum which thou didst name. <text:s/>Now that/ </text:span><text:span text:style-name="T2">that</text:span><text:span text:style-name="T3"> thou art imparadised, I ask in turn/ a favor of thy undying spirit. <text:s/>Let it/ offer a prayer above for the welfare God's/ habitation here below, let it tender supplications that/ its worship may not decay, that religious/ fervor may </text:span><text:span text:style-name="T2">be</text:span><text:span text:style-name="T3"> enkindled </text:span><text:span text:style-name="T2">in</text:span><text:span text:style-name="T3"> the heart by the rising generation,/ that thy humble friend may labor successfully/ for the elevation of the Jewish race and for/ the glorification of the Sinaic imparting./ <text:s/>We, abiding on this side of the grave, will be-/-seech the lord that thy benevolent disposition/ evinced by private and public charities, and thy/ attachment to the Law, exhibited by thy </text:span><text:soft-page-break/><text:span text:style-name="T3">attend-/-ance at the sacred Tabernacle, may atone for thy/ foibles and </text:span><text:span text:style-name="T2">f</text:span><text:span text:style-name="T3"> backslidings. <text:s/>We will implore [Hebrew]/ [Hebrew] </text:span><text:span text:style-name="T2">Him</text:span><text:span text:style-name="T3"> the Being whose highest attribute is merely,/ that leaning on the side of compassion, He may bid/ angels greet thy entrance into the ethereal regions, and/ crown thy soul with laurels of unfading glorie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9T13:46:27.53</meta:creation-date>
    <meta:document-statistic meta:table-count="0" meta:image-count="0" meta:object-count="0" meta:page-count="4" meta:paragraph-count="73" meta:word-count="1150" meta:character-count="7374"/>
    <dc:date>2012-10-09T14:18:29.72</dc:date>
    <dc:creator>Penn Libraries</dc:creator>
    <meta:editing-duration>PT00H00M31S</meta:editing-duration>
    <meta:editing-cycles>1</meta:editing-cycles>
    <meta:generator>OpenOffice.org/3.2$Win32 OpenOffice.org_project/320m12$Build-9483</meta:generator>
  </office:meta>
</office:document-meta>
</file>